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ffffff" officeooo:rsid="00123bfb" officeooo:paragraph-rsid="00123bfb"/>
    </style:style>
    <style:style style:name="P2" style:family="paragraph" style:parent-style-name="Standard">
      <style:text-properties fo:color="#ffffff" officeooo:rsid="0012b2ca" officeooo:paragraph-rsid="0012b2ca"/>
    </style:style>
    <style:style style:name="P3" style:family="paragraph" style:parent-style-name="Standard">
      <style:text-properties fo:color="#ffffff" officeooo:rsid="00146e46" officeooo:paragraph-rsid="00146e46"/>
    </style:style>
    <style:style style:name="P4" style:family="paragraph" style:parent-style-name="Standard">
      <style:text-properties fo:color="#ffffff" officeooo:rsid="00155b51" officeooo:paragraph-rsid="00155b51"/>
    </style:style>
    <style:style style:name="P5" style:family="paragraph" style:parent-style-name="Standard">
      <style:text-properties officeooo:paragraph-rsid="0012b2ca"/>
    </style:style>
    <style:style style:name="P6" style:family="paragraph" style:parent-style-name="Text_20_body">
      <style:text-properties fo:color="#ffffff" officeooo:rsid="00155b51" officeooo:paragraph-rsid="00155b51"/>
    </style:style>
    <style:style style:name="P7" style:family="paragraph" style:parent-style-name="Standard">
      <style:text-properties fo:color="#ffffff" officeooo:rsid="0019fe3e" officeooo:paragraph-rsid="0019fe3e"/>
    </style:style>
    <style:style style:name="T1" style:family="text">
      <style:text-properties fo:font-weight="bold"/>
    </style:style>
    <style:style style:name="T2" style:family="text">
      <style:text-properties fo:color="#ffffff" officeooo:rsid="0012b2ca"/>
    </style:style>
    <style:style style:name="T3" style:family="text">
      <style:text-properties fo:color="#ffffff" style:text-underline-style="none"/>
    </style:style>
    <style:style style:name="T4" style:family="text">
      <style:text-properties officeooo:rsid="001939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 → Software tool for visualization</text:p>
      <text:p text:style-name="P1"/>
      <text:p text:style-name="P5"><text:span text:style-name="T2">Travis ci → </text:span><text:span text:style-name="T1">Travis CI</text:span> is a hosted <text:a xlink:type="simple" xlink:href="https://en.wikipedia.org/wiki/Continuous_integration" text:style-name="Internet_20_link" text:visited-style-name="Visited_20_Internet_20_Link"><text:span text:style-name="T3">continuous</text:span></text:a><text:a xlink:type="simple" xlink:href="https://en.wikipedia.org/wiki/Continuous_integration" text:style-name="Internet_20_link" text:visited-style-name="Visited_20_Internet_20_Link"> </text:a><text:a xlink:type="simple" xlink:href="https://en.wikipedia.org/wiki/Continuous_integration" text:style-name="Internet_20_link" text:visited-style-name="Visited_20_Internet_20_Link"><text:span text:style-name="T3">integration</text:span></text:a> service used to build and test software projects hosted at <text:a xlink:type="simple" xlink:href="https://en.wikipedia.org/wiki/GitHub" text:style-name="Internet_20_link" text:visited-style-name="Visited_20_Internet_20_Link"><text:span text:style-name="T3">GitHub</text:span></text:a>. </text:p>
      <text:p text:style-name="P2"/>
      <text:p text:style-name="P3">Every function that is responsible for testing must have a name that begins with the word ‘test’</text:p>
      <text:p text:style-name="P3"/>
      <text:p text:style-name="P4"><text:span text:style-name="T4">(Tests are isolated) <text:s/></text:span>Every single test is completely different from any other, so they can use the same variables and values, without any conflict </text:p>
      <text:p text:style-name="P4"/>
      <text:p text:style-name="P6"><text:span text:style-name="Emphasis">Django</text:span> is a popular web development framework written in Python. </text:p>
      <text:p text:style-name="Text_20_body"><text:span text:style-name="Emphasis">Virtualenv</text:span>, or Virtual Environments, is a tool to keep the dependencies required by different projects in separate places, by creating virtual Python environments for them. Basically, if your project has different software versions (and it will) virtualenv keep them nice and safe.</text:p>
      <text:p text:style-name="Text_20_body"><text:span text:style-name="Emphasis">PIP</text:span>, or Python Package Installer, allows you to install all types of python-related software (and code) include Django, Virtual environments (virtualenv), Python Requests, and more.</text:p>
      <text:p text:style-name="P7">Every time models.py is changed, migrations should take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000000" style:writing-mode="lr-tb" style:layout-grid-color="#c0c0c0" style:layout-grid-lines="20" style:layout-grid-base-height="0.278in" style:layout-grid-ruby-height="0.139in" style:layout-grid-mode="none" style:layout-grid-ruby-below="false" style:layout-grid-print="false" style:layout-grid-display="false" draw:fill="solid" draw:fill-color="#000000"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10:45:55.276486682</meta:creation-date>
    <dc:date>2019-07-31T11:06:37.450179204</dc:date>
    <meta:editing-duration>PT5H44M45S</meta:editing-duration>
    <meta:editing-cycles>10</meta:editing-cycles>
    <meta:generator>LibreOffice/6.0.7.3$Linux_X86_64 LibreOffice_project/00m0$Build-3</meta:generator>
    <meta:document-statistic meta:table-count="0" meta:image-count="0" meta:object-count="0" meta:page-count="1" meta:paragraph-count="8" meta:word-count="154" meta:character-count="997" meta:non-whitespace-character-count="847"/>
  </office:meta>
</office:document-meta>
</file>